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emonas" svg:font-family="Palemon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Palemonas" style:font-name-asian="Palemonas" style:font-name-complex="Palemonas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C0E6F5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83CCEB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FFFFFF" style:vertical-align="automatic" fo:background-color="#83CCEB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83CCEB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83CCEB" style:repeat-content="false"/>
      <style:paragraph-properties fo:text-align="end" fo:margin-right="0cm"/>
      <style:text-properties style:font-name="Palemonas" style:font-name-asian="Palemonas" style:font-name-complex="Palemonas" fo:font-size="12pt" style:font-size-asian="12pt" style:font-size-complex="12pt" style:font-family-generic="roman"/>
    </style:style>
    <style:style style:name="ce10" style:family="table-cell" style:parent-style-name="Default" style:data-style-name="N0">
      <style:text-properties style:font-name="Palemonas" style:font-name-asian="Palemonas" style:font-name-complex="Palemonas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0131944444444cm"/>
    </style:style>
    <style:style style:name="co3" style:family="table-column">
      <style:table-column-properties fo:break-before="auto" style:column-width="5.61798611111111cm"/>
    </style:style>
    <style:style style:name="co4" style:family="table-column">
      <style:table-column-properties fo:break-before="auto" style:column-width="6.08541666666667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23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0">
            <text:p>Lietuvos miestų geografinės koordinatės</text:p>
          </table:table-cell>
          <table:table-cell table:number-columns-repeated="2" table:style-name="ce2"/>
          <table:table-cell table:number-columns-repeated="16380"/>
        </table:table-row>
        <table:table-row table:number-rows-repeated="2" table:style-name="ro3">
          <table:table-cell/>
          <table:table-cell table:number-columns-repeated="3" table:style-name="ce2"/>
          <table:table-cell table:number-columns-repeated="16380"/>
        </table:table-row>
        <table:table-row table:style-name="ro4">
          <table:table-cell/>
          <table:table-cell office:value-type="string" table:style-name="ce3">
            <text:p>Miestas</text:p>
          </table:table-cell>
          <table:table-cell office:value-type="string" table:style-name="ce3">
            <text:p>Geografinė platuma (N)</text:p>
          </table:table-cell>
          <table:table-cell office:value-type="string" table:style-name="ce3">
            <text:p>Geografinė platuma (E)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Alytus</text:p>
          </table:table-cell>
          <table:table-cell office:value-type="float" office:value="54.401400000000002" table:style-name="ce5">
            <text:p>54,4014</text:p>
          </table:table-cell>
          <table:table-cell office:value-type="float" office:value="24.049199999999999" table:style-name="ce5">
            <text:p>24,049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Anykščiai</text:p>
          </table:table-cell>
          <table:table-cell office:value-type="float" office:value="55.533299999999997" table:style-name="ce5">
            <text:p>55,5333</text:p>
          </table:table-cell>
          <table:table-cell office:value-type="float" office:value="25.1" table:style-name="ce5">
            <text:p>25,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Aukštieji Paneriai</text:p>
          </table:table-cell>
          <table:table-cell office:value-type="float" office:value="54.626199999999997" table:style-name="ce7">
            <text:p>54,6262</text:p>
          </table:table-cell>
          <table:table-cell office:value-type="float" office:value="25.181000000000001" table:style-name="ce7">
            <text:p>25,18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Birštonas</text:p>
          </table:table-cell>
          <table:table-cell office:value-type="float" office:value="54.602800000000002" table:style-name="ce7">
            <text:p>54,6028</text:p>
          </table:table-cell>
          <table:table-cell office:value-type="float" office:value="24.020600000000002" table:style-name="ce7">
            <text:p>24,020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Biržai</text:p>
          </table:table-cell>
          <table:table-cell office:value-type="float" office:value="56.2" table:style-name="ce7">
            <text:p>56,2</text:p>
          </table:table-cell>
          <table:table-cell office:value-type="float" office:value="24.75" table:style-name="ce7">
            <text:p>24,7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Druskininkai</text:p>
          </table:table-cell>
          <table:table-cell office:value-type="float" office:value="54.0167" table:style-name="ce5">
            <text:p>54,0167</text:p>
          </table:table-cell>
          <table:table-cell office:value-type="float" office:value="23.966699999999999" table:style-name="ce5">
            <text:p>23,9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Elektrėnai</text:p>
          </table:table-cell>
          <table:table-cell office:value-type="float" office:value="54.787799999999997" table:style-name="ce7">
            <text:p>54,7878</text:p>
          </table:table-cell>
          <table:table-cell office:value-type="float" office:value="24.671099999999999" table:style-name="ce7">
            <text:p>24,671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Gargždai</text:p>
          </table:table-cell>
          <table:table-cell office:value-type="float" office:value="55.712800000000001" table:style-name="ce5">
            <text:p>55,7128</text:p>
          </table:table-cell>
          <table:table-cell office:value-type="float" office:value="21.403300000000002" table:style-name="ce5">
            <text:p>21,4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Garliava</text:p>
          </table:table-cell>
          <table:table-cell office:value-type="float" office:value="54.816699999999997" table:style-name="ce7">
            <text:p>54,8167</text:p>
          </table:table-cell>
          <table:table-cell office:value-type="float" office:value="23.866700000000002" table:style-name="ce7">
            <text:p>23,8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Grigiškės</text:p>
          </table:table-cell>
          <table:table-cell office:value-type="float" office:value="54.669400000000003" table:style-name="ce5">
            <text:p>54,6694</text:p>
          </table:table-cell>
          <table:table-cell office:value-type="float" office:value="25.091699999999999" table:style-name="ce5">
            <text:p>25,091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Ignalina</text:p>
          </table:table-cell>
          <table:table-cell office:value-type="float" office:value="55.35" table:style-name="ce5">
            <text:p>55,35</text:p>
          </table:table-cell>
          <table:table-cell office:value-type="float" office:value="26.166699999999999" table:style-name="ce5">
            <text:p>26,1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Jonava</text:p>
          </table:table-cell>
          <table:table-cell office:value-type="float" office:value="55.072200000000002" table:style-name="ce7">
            <text:p>55,0722</text:p>
          </table:table-cell>
          <table:table-cell office:value-type="float" office:value="24.2806" table:style-name="ce7">
            <text:p>24,280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Joniškis</text:p>
          </table:table-cell>
          <table:table-cell office:value-type="float" office:value="56.2333" table:style-name="ce7">
            <text:p>56,2333</text:p>
          </table:table-cell>
          <table:table-cell office:value-type="float" office:value="23.6" table:style-name="ce7">
            <text:p>23,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Jurbarkas</text:p>
          </table:table-cell>
          <table:table-cell office:value-type="float" office:value="55.083300000000001" table:style-name="ce7">
            <text:p>55,0833</text:p>
          </table:table-cell>
          <table:table-cell office:value-type="float" office:value="22.7667" table:style-name="ce7">
            <text:p>22,7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aišiadorys</text:p>
          </table:table-cell>
          <table:table-cell office:value-type="float" office:value="54.866700000000002" table:style-name="ce5">
            <text:p>54,8667</text:p>
          </table:table-cell>
          <table:table-cell office:value-type="float" office:value="24.45" table:style-name="ce5">
            <text:p>24,4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alvarija</text:p>
          </table:table-cell>
          <table:table-cell office:value-type="float" office:value="54.416699999999999" table:style-name="ce5">
            <text:p>54,4167</text:p>
          </table:table-cell>
          <table:table-cell office:value-type="float" office:value="23.216699999999999" table:style-name="ce5">
            <text:p>23,2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aunas</text:p>
          </table:table-cell>
          <table:table-cell office:value-type="float" office:value="54.897199999999998" table:style-name="ce5">
            <text:p>54,8972</text:p>
          </table:table-cell>
          <table:table-cell office:value-type="float" office:value="23.886099999999999" table:style-name="ce5">
            <text:p>23,886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Kazlų Rūda</text:p>
          </table:table-cell>
          <table:table-cell office:value-type="float" office:value="54.75" table:style-name="ce7">
            <text:p>54,75</text:p>
          </table:table-cell>
          <table:table-cell office:value-type="float" office:value="23.5" table:style-name="ce7">
            <text:p>23,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Kėdainiai</text:p>
          </table:table-cell>
          <table:table-cell office:value-type="float" office:value="55.283299999999997" table:style-name="ce7">
            <text:p>55,2833</text:p>
          </table:table-cell>
          <table:table-cell office:value-type="float" office:value="23.966699999999999" table:style-name="ce7">
            <text:p>23,9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Kelmė</text:p>
          </table:table-cell>
          <table:table-cell office:value-type="float" office:value="55.633299999999998" table:style-name="ce7">
            <text:p>55,6333</text:p>
          </table:table-cell>
          <table:table-cell office:value-type="float" office:value="22.933299999999999" table:style-name="ce7">
            <text:p>22,9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Klaipėda</text:p>
          </table:table-cell>
          <table:table-cell office:value-type="float" office:value="55.712499999999999" table:style-name="ce7">
            <text:p>55,7125</text:p>
          </table:table-cell>
          <table:table-cell office:value-type="float" office:value="21.135000000000002" table:style-name="ce7">
            <text:p>21,13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retinga</text:p>
          </table:table-cell>
          <table:table-cell office:value-type="float" office:value="55.89" table:style-name="ce5">
            <text:p>55,89</text:p>
          </table:table-cell>
          <table:table-cell office:value-type="float" office:value="21.2422" table:style-name="ce5">
            <text:p>21,242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upiškis</text:p>
          </table:table-cell>
          <table:table-cell office:value-type="float" office:value="55.833300000000001" table:style-name="ce5">
            <text:p>55,8333</text:p>
          </table:table-cell>
          <table:table-cell office:value-type="float" office:value="24.966699999999999" table:style-name="ce5">
            <text:p>24,9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Kuršėnai</text:p>
          </table:table-cell>
          <table:table-cell office:value-type="float" office:value="55.9833" table:style-name="ce5">
            <text:p>55,9833</text:p>
          </table:table-cell>
          <table:table-cell office:value-type="float" office:value="22.916699999999999" table:style-name="ce5">
            <text:p>22,9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Lazdijai</text:p>
          </table:table-cell>
          <table:table-cell office:value-type="float" office:value="54.2333" table:style-name="ce7">
            <text:p>54,2333</text:p>
          </table:table-cell>
          <table:table-cell office:value-type="float" office:value="23.5167" table:style-name="ce7">
            <text:p>23,5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Lentvaris</text:p>
          </table:table-cell>
          <table:table-cell office:value-type="float" office:value="54.65" table:style-name="ce5">
            <text:p>54,65</text:p>
          </table:table-cell>
          <table:table-cell office:value-type="float" office:value="25.066700000000001" table:style-name="ce5">
            <text:p>25,0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Likiškiai</text:p>
          </table:table-cell>
          <table:table-cell office:value-type="float" office:value="54.4" table:style-name="ce5">
            <text:p>54,4</text:p>
          </table:table-cell>
          <table:table-cell office:value-type="float" office:value="23.981000000000002" table:style-name="ce5">
            <text:p>23,98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Marijampolė</text:p>
          </table:table-cell>
          <table:table-cell office:value-type="float" office:value="54.547199999999997" table:style-name="ce7">
            <text:p>54,5472</text:p>
          </table:table-cell>
          <table:table-cell office:value-type="float" office:value="23.35" table:style-name="ce7">
            <text:p>23,3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Mažeikiai</text:p>
          </table:table-cell>
          <table:table-cell office:value-type="float" office:value="56.316699999999997" table:style-name="ce5">
            <text:p>56,3167</text:p>
          </table:table-cell>
          <table:table-cell office:value-type="float" office:value="22.333300000000001" table:style-name="ce5">
            <text:p>22,3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Molėtai</text:p>
          </table:table-cell>
          <table:table-cell office:value-type="float" office:value="55.2333" table:style-name="ce5">
            <text:p>55,2333</text:p>
          </table:table-cell>
          <table:table-cell office:value-type="float" office:value="25.416699999999999" table:style-name="ce5">
            <text:p>25,4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Naujoji Akmenė</text:p>
          </table:table-cell>
          <table:table-cell office:value-type="float" office:value="56.316699999999997" table:style-name="ce7">
            <text:p>56,3167</text:p>
          </table:table-cell>
          <table:table-cell office:value-type="float" office:value="22.9" table:style-name="ce7">
            <text:p>22,9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Nida</text:p>
          </table:table-cell>
          <table:table-cell office:value-type="float" office:value="55.3033" table:style-name="ce5">
            <text:p>55,3033</text:p>
          </table:table-cell>
          <table:table-cell office:value-type="float" office:value="21.005600000000001" table:style-name="ce5">
            <text:p>21,005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Pagėgiai</text:p>
          </table:table-cell>
          <table:table-cell office:value-type="float" office:value="55.133299999999998" table:style-name="ce7">
            <text:p>55,1333</text:p>
          </table:table-cell>
          <table:table-cell office:value-type="float" office:value="21.916699999999999" table:style-name="ce7">
            <text:p>21,9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Pakruojis</text:p>
          </table:table-cell>
          <table:table-cell office:value-type="float" office:value="55.966700000000003" table:style-name="ce5">
            <text:p>55,9667</text:p>
          </table:table-cell>
          <table:table-cell office:value-type="float" office:value="23.866700000000002" table:style-name="ce5">
            <text:p>23,8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Palanga</text:p>
          </table:table-cell>
          <table:table-cell office:value-type="float" office:value="55.916699999999999" table:style-name="ce5">
            <text:p>55,9167</text:p>
          </table:table-cell>
          <table:table-cell office:value-type="float" office:value="21.066700000000001" table:style-name="ce5">
            <text:p>21,06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Panevėžys</text:p>
          </table:table-cell>
          <table:table-cell office:value-type="float" office:value="55.7333" table:style-name="ce5">
            <text:p>55,7333</text:p>
          </table:table-cell>
          <table:table-cell office:value-type="float" office:value="24.35" table:style-name="ce5">
            <text:p>24,3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Pasvalys</text:p>
          </table:table-cell>
          <table:table-cell office:value-type="float" office:value="56.059399999999997" table:style-name="ce7">
            <text:p>56,0594</text:p>
          </table:table-cell>
          <table:table-cell office:value-type="float" office:value="24.403600000000001" table:style-name="ce7">
            <text:p>24,403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Plungė</text:p>
          </table:table-cell>
          <table:table-cell office:value-type="float" office:value="55.916699999999999" table:style-name="ce7">
            <text:p>55,9167</text:p>
          </table:table-cell>
          <table:table-cell office:value-type="float" office:value="21.85" table:style-name="ce7">
            <text:p>21,8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Prienai</text:p>
          </table:table-cell>
          <table:table-cell office:value-type="float" office:value="54.633299999999998" table:style-name="ce7">
            <text:p>54,6333</text:p>
          </table:table-cell>
          <table:table-cell office:value-type="float" office:value="23.941700000000001" table:style-name="ce7">
            <text:p>23,941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Radviliškis</text:p>
          </table:table-cell>
          <table:table-cell office:value-type="float" office:value="55.8" table:style-name="ce7">
            <text:p>55,8</text:p>
          </table:table-cell>
          <table:table-cell office:value-type="float" office:value="23.55" table:style-name="ce7">
            <text:p>23,5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Raseiniai</text:p>
          </table:table-cell>
          <table:table-cell office:value-type="float" office:value="55.366700000000002" table:style-name="ce7">
            <text:p>55,3667</text:p>
          </table:table-cell>
          <table:table-cell office:value-type="float" office:value="23.116700000000002" table:style-name="ce7">
            <text:p>23,1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Rietavas</text:p>
          </table:table-cell>
          <table:table-cell office:value-type="float" office:value="55.716700000000003" table:style-name="ce5">
            <text:p>55,7167</text:p>
          </table:table-cell>
          <table:table-cell office:value-type="float" office:value="21.933299999999999" table:style-name="ce5">
            <text:p>21,9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Rokiškis</text:p>
          </table:table-cell>
          <table:table-cell office:value-type="float" office:value="55.966700000000003" table:style-name="ce5">
            <text:p>55,9667</text:p>
          </table:table-cell>
          <table:table-cell office:value-type="float" office:value="25.583300000000001" table:style-name="ce5">
            <text:p>25,58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Skuodas</text:p>
          </table:table-cell>
          <table:table-cell office:value-type="float" office:value="56.2667" table:style-name="ce7">
            <text:p>56,2667</text:p>
          </table:table-cell>
          <table:table-cell office:value-type="float" office:value="21.533300000000001" table:style-name="ce7">
            <text:p>21,5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Šakiai</text:p>
          </table:table-cell>
          <table:table-cell office:value-type="float" office:value="54.95" table:style-name="ce5">
            <text:p>54,95</text:p>
          </table:table-cell>
          <table:table-cell office:value-type="float" office:value="23.05" table:style-name="ce5">
            <text:p>23,0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Šalčininkai</text:p>
          </table:table-cell>
          <table:table-cell office:value-type="float" office:value="54.316699999999997" table:style-name="ce5">
            <text:p>54,3167</text:p>
          </table:table-cell>
          <table:table-cell office:value-type="float" office:value="25.383299999999998" table:style-name="ce5">
            <text:p>25,38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Šiauliai</text:p>
          </table:table-cell>
          <table:table-cell office:value-type="float" office:value="55.933300000000003" table:style-name="ce7">
            <text:p>55,9333</text:p>
          </table:table-cell>
          <table:table-cell office:value-type="float" office:value="23.316700000000001" table:style-name="ce7">
            <text:p>23,316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Šilalė</text:p>
          </table:table-cell>
          <table:table-cell office:value-type="float" office:value="55.4833" table:style-name="ce7">
            <text:p>55,4833</text:p>
          </table:table-cell>
          <table:table-cell office:value-type="float" office:value="22.183299999999999" table:style-name="ce7">
            <text:p>22,18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Šilutė</text:p>
          </table:table-cell>
          <table:table-cell office:value-type="float" office:value="55.35" table:style-name="ce7">
            <text:p>55,35</text:p>
          </table:table-cell>
          <table:table-cell office:value-type="float" office:value="21.4833" table:style-name="ce7">
            <text:p>21,48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Širvintos</text:p>
          </table:table-cell>
          <table:table-cell office:value-type="float" office:value="55.036099999999998" table:style-name="ce7">
            <text:p>55,0361</text:p>
          </table:table-cell>
          <table:table-cell office:value-type="float" office:value="24.9694" table:style-name="ce7">
            <text:p>24,969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Švenčionys</text:p>
          </table:table-cell>
          <table:table-cell office:value-type="float" office:value="55.133299999999998" table:style-name="ce7">
            <text:p>55,1333</text:p>
          </table:table-cell>
          <table:table-cell office:value-type="float" office:value="26.1556" table:style-name="ce7">
            <text:p>26,155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Tauragė</text:p>
          </table:table-cell>
          <table:table-cell office:value-type="float" office:value="55.252200000000002" table:style-name="ce7">
            <text:p>55,2522</text:p>
          </table:table-cell>
          <table:table-cell office:value-type="float" office:value="22.2897" table:style-name="ce7">
            <text:p>22,289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Telšiai</text:p>
          </table:table-cell>
          <table:table-cell office:value-type="float" office:value="55.9833" table:style-name="ce5">
            <text:p>55,9833</text:p>
          </table:table-cell>
          <table:table-cell office:value-type="float" office:value="22.25" table:style-name="ce5">
            <text:p>22,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Trakai</text:p>
          </table:table-cell>
          <table:table-cell office:value-type="float" office:value="54.633299999999998" table:style-name="ce5">
            <text:p>54,6333</text:p>
          </table:table-cell>
          <table:table-cell office:value-type="float" office:value="24.933299999999999" table:style-name="ce5">
            <text:p>24,9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Ukmergė</text:p>
          </table:table-cell>
          <table:table-cell office:value-type="float" office:value="55.25" table:style-name="ce5">
            <text:p>55,25</text:p>
          </table:table-cell>
          <table:table-cell office:value-type="float" office:value="24.75" table:style-name="ce5">
            <text:p>24,7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Utena</text:p>
          </table:table-cell>
          <table:table-cell office:value-type="float" office:value="55.5" table:style-name="ce5">
            <text:p>55,5</text:p>
          </table:table-cell>
          <table:table-cell office:value-type="float" office:value="25.6" table:style-name="ce5">
            <text:p>25,6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Varėna</text:p>
          </table:table-cell>
          <table:table-cell office:value-type="float" office:value="54.211100000000002" table:style-name="ce5">
            <text:p>54,2111</text:p>
          </table:table-cell>
          <table:table-cell office:value-type="float" office:value="24.572199999999999" table:style-name="ce5">
            <text:p>24,5722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Vilkaviškis</text:p>
          </table:table-cell>
          <table:table-cell office:value-type="float" office:value="54.65" table:style-name="ce5">
            <text:p>54,65</text:p>
          </table:table-cell>
          <table:table-cell office:value-type="float" office:value="23.033300000000001" table:style-name="ce5">
            <text:p>23,03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Vilnius</text:p>
          </table:table-cell>
          <table:table-cell office:value-type="float" office:value="54.687199999999997" table:style-name="ce7">
            <text:p>54,6872</text:p>
          </table:table-cell>
          <table:table-cell office:value-type="float" office:value="25.28" table:style-name="ce7">
            <text:p>25,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6">
            <text:p>Visaginas</text:p>
          </table:table-cell>
          <table:table-cell office:value-type="float" office:value="55.597999999999999" table:style-name="ce7">
            <text:p>55,598</text:p>
          </table:table-cell>
          <table:table-cell office:value-type="float" office:value="26.437999999999999" table:style-name="ce7">
            <text:p>26,43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Zarasai</text:p>
          </table:table-cell>
          <table:table-cell office:value-type="float" office:value="55.7333" table:style-name="ce9">
            <text:p>55,7333</text:p>
          </table:table-cell>
          <table:table-cell office:value-type="float" office:value="26.25" table:style-name="ce9">
            <text:p>26,25</text:p>
          </table:table-cell>
          <table:table-cell table:number-columns-repeated="16380"/>
        </table:table-row>
        <table:table-row table:number-rows-repeated="1048510" table:style-name="ro1">
          <table:table-cell table:number-columns-repeated="16384"/>
        </table:table-row>
      </table:table>
      <table:database-ranges>
        <table:database-range table:target-range-address="Sheet1.B5:Sheet1.D66" table:name="Table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emonas" svg:font-family="Palemon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Giedrius Blagnys</meta:initial-creator>
    <dc:creator>Giedrius Blagnys</dc:creator>
    <meta:creation-date>2025-01-22T19:42:26Z</meta:creation-date>
    <dc:date>2025-01-22T19:48:52Z</dc:date>
  </office:meta>
</office:document-meta>
</file>